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draw:textarea-vertical-align="top"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usic Notifier</text:p>
          </draw:text-box>
        </draw:frame>
        <draw:frame presentation:style-name="pr2" draw:text-style-name="P1" draw:layer="layout" svg:width="25.199cm" svg:height="4.676cm" svg:x="1.4cm" svg:y="3.685cm" presentation:class="subtitle" presentation:user-transformed="true">
          <draw:text-box>
            <text:p>Музыкальный сай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iano1" presentation:presentation-page-layout-name="AL2T1" xml:id="id1" draw:id="id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Зачем нужен сайт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Сайт оповещает пользователя о выходе новой музыки конкретных исполнителей</text:p>
              </text:list-item>
              <text:list-item>
                <text:p>Сайт предполагает авторизацию </text:p>
              </text:list-item>
              <text:list-item>
                <text:p>На главной странице расположен каталог новинок музыки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iano1" presentation:presentation-page-layout-name="AL2T1" xml:id="id2" draw:id="id2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Использованные технологии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 text:c="2"/>Python</text:p>
              </text:list-item>
              <text:list-item>
                <text:p><text:s text:c="2"/>Requests</text:p>
              </text:list-item>
              <text:list-item>
                <text:p><text:s text:c="2"/>Flask</text:p>
              </text:list-item>
              <text:list-item>
                <text:p><text:s text:c="2"/>Flask-sqlalchemy</text:p>
              </text:list-item>
              <text:list-item>
                <text:p><text:s text:c="2"/>REST-API</text:p>
              </text:list-item>
              <text:list-item>
                <text:p><text:s text:c="2"/>Api Discog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iano1" presentation:presentation-page-layout-name="AL2T1" xml:id="id3" draw:id="id3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Возможности сайта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На главной странице есть поиск музыки по названию</text:p>
              </text:list-item>
              <text:list-item>
                <text:p>На первой странице будут расположены только что вышедшие композиции</text:p>
              </text:list-item>
              <text:list-item>
                <text:p>Возможность скачать постер/песню</text:p>
              </text:list-item>
              <text:list-item>
                <text:p>Добавление/Удаление автора из отслеживаемых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15:35.989970835</meta:creation-date>
    <meta:editing-duration>PT37M26S</meta:editing-duration>
    <meta:editing-cycles>3</meta:editing-cycles>
    <meta:generator>LibreOffice/7.5.9.2$Linux_X86_64 LibreOffice_project/50$Build-2</meta:generator>
    <dc:title>Piano</dc:title>
    <dc:date>2024-04-23T11:57:14.197490726</dc:date>
    <meta:document-statistic meta:object-count="54"/>
  </office:meta>
</office:document-meta>
</file>